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c0" officeooo:paragraph-rsid="00130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8:51:13.912261354</meta:creation-date>
    <dc:date>2020-04-23T18:51:27.00580020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5"/>
    <meta:generator>LibreOffice/6.0.7.3$Linux_X86_64 LibreOffice_project/00m0$Build-3</meta:generator>
  </office:meta>
</office:document-meta>
</file>